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line-height="150%" fo:text-align="end" style:justify-single-word="false" fo:text-indent="12.51mm" style:auto-text-indent="false"/>
      <style:text-properties style:font-name="Times New Roman" fo:font-size="14pt" fo:language="uk" fo:country="UA" officeooo:paragraph-rsid="00070754" style:font-size-asian="14pt"/>
    </style:style>
    <style:style style:name="P2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paragraph-rsid="00070754" style:font-size-asian="14pt"/>
    </style:style>
    <style:style style:name="P3" style:family="paragraph" style:parent-style-name="Standard">
      <style:paragraph-properties fo:margin-left="0mm" fo:margin-right="0mm" fo:line-height="150%" fo:text-align="end" style:justify-single-word="false" fo:text-indent="12.51mm" style:auto-text-indent="false"/>
      <style:text-properties style:font-name="Times New Roman" fo:font-size="14pt" fo:language="uk" fo:country="UA" officeooo:rsid="00070754" officeooo:paragraph-rsid="00070754" style:font-size-asian="14pt"/>
    </style:style>
    <style:style style:name="P4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fo:language="uk" fo:country="UA" officeooo:paragraph-rsid="00070754" style:font-size-asian="14pt" style:font-size-complex="14pt"/>
    </style:style>
    <style:style style:name="P5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paragraph-rsid="000d760e" style:font-size-asian="14pt" style:font-size-complex="14pt"/>
    </style:style>
    <style:style style:name="P6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rsid="000d760e" officeooo:paragraph-rsid="000d760e" style:font-size-asian="14pt"/>
    </style:style>
    <style:style style:name="P7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rsid="000d760e" officeooo:paragraph-rsid="00089035" style:font-size-asian="14pt"/>
    </style:style>
    <style:style style:name="P8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fo:language="uk" fo:country="UA" fo:font-weight="bold" officeooo:paragraph-rsid="00070754" style:font-size-asian="14pt" style:font-weight-asian="bold" style:font-size-complex="16pt"/>
    </style:style>
    <style:style style:name="P9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paragraph-rsid="000d760e" style:font-size-asian="12.25pt" style:font-size-complex="14pt"/>
    </style:style>
    <style:style style:name="P10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paragraph-rsid="000d760e" style:font-size-asian="14pt"/>
    </style:style>
    <style:style style:name="P11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officeooo:paragraph-rsid="00070754"/>
    </style:style>
    <style:style style:name="P12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officeooo:paragraph-rsid="000d760e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2.25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400d" officeooo:paragraph-rsid="000c400d" style:font-size-asian="12.25pt" style:font-size-complex="14pt"/>
    </style:style>
    <style:style style:name="P15" style:family="paragraph" style:parent-style-name="Standard" style:master-page-name="Standard">
      <style:paragraph-properties fo:margin-left="0mm" fo:margin-right="0mm" fo:line-height="150%" fo:text-align="end" style:justify-single-word="false" fo:text-indent="12.51mm" style:auto-text-indent="false" style:page-number="auto"/>
      <style:text-properties style:font-name="Times New Roman" fo:font-size="14pt" fo:language="uk" fo:country="UA" officeooo:paragraph-rsid="00070754" style:font-size-asian="14pt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uk" fo:country="UA" officeooo:rsid="0015d1dd" officeooo:paragraph-rsid="000d760e" style:font-size-asian="14pt" style:font-size-complex="14pt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uk" fo:country="UA" officeooo:rsid="001489cb" officeooo:paragraph-rsid="000d760e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c400d" style:font-size-asian="12.25pt" style:font-size-complex="14pt"/>
    </style:style>
    <style:style style:name="T1" style:family="text">
      <style:text-properties fo:font-size="14pt" fo:language="uk" fo:country="UA" style:font-size-asian="14pt"/>
    </style:style>
    <style:style style:name="T2" style:family="text">
      <style:text-properties fo:font-size="14pt" fo:language="uk" fo:country="UA" officeooo:rsid="00070754" style:font-size-asian="14pt"/>
    </style:style>
    <style:style style:name="T3" style:family="text">
      <style:text-properties fo:font-size="14pt" fo:language="uk" fo:country="UA" officeooo:rsid="000d760e" style:font-size-asian="14pt"/>
    </style:style>
    <style:style style:name="T4" style:family="text">
      <style:text-properties fo:font-size="14pt" fo:language="uk" fo:country="UA" officeooo:rsid="001138b8" style:font-size-asian="14pt"/>
    </style:style>
    <style:style style:name="T5" style:family="text">
      <style:text-properties officeooo:rsid="00070754"/>
    </style:style>
    <style:style style:name="T6" style:family="text">
      <style:text-properties fo:language="uk" fo:country="UA" style:font-size-asian="14pt"/>
    </style:style>
    <style:style style:name="T7" style:family="text">
      <style:text-properties fo:language="uk" fo:country="UA" officeooo:rsid="000d760e" style:font-size-asian="14pt"/>
    </style:style>
    <style:style style:name="T8" style:family="text">
      <style:text-properties fo:language="uk" fo:country="UA" officeooo:rsid="001138b8" style:font-size-asian="14pt"/>
    </style:style>
    <style:style style:name="T9" style:family="text">
      <style:text-properties fo:language="uk" fo:country="UA" officeooo:rsid="0011c6e5" style:font-size-asian="14pt"/>
    </style:style>
    <style:style style:name="T10" style:family="text">
      <style:text-properties fo:language="uk" fo:country="UA" officeooo:rsid="000d760e"/>
    </style:style>
    <style:style style:name="T11" style:family="text">
      <style:text-properties fo:language="uk" fo:country="UA" style:font-size-complex="14pt"/>
    </style:style>
    <style:style style:name="T12" style:family="text">
      <style:text-properties fo:language="uk" fo:country="UA" officeooo:rsid="000d760e" style:font-size-complex="14pt"/>
    </style:style>
    <style:style style:name="T13" style:family="text">
      <style:text-properties officeooo:rsid="000c400d"/>
    </style:style>
    <style:style style:name="T14" style:family="text">
      <style:text-properties officeooo:rsid="000d760e"/>
    </style:style>
    <style:style style:name="T15" style:family="text">
      <style:text-properties officeooo:rsid="000db962"/>
    </style:style>
    <style:style style:name="T16" style:family="text">
      <style:text-properties officeooo:rsid="001138b8"/>
    </style:style>
    <style:style style:name="T17" style:family="text">
      <style:text-properties officeooo:rsid="0011c6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В спеціалізовану вчену раду</text:p>
      <text:p text:style-name="P1">Д <text:span text:style-name="T5">26.002.04</text:span> в <text:span text:style-name="T5">НТУУ “КПІ”</text:span></text:p>
      <text:p text:style-name="P1"><text:span text:style-name="T5">03056</text:span>, м. <text:span text:style-name="T5">Київ</text:span>, </text:p>
      <text:p text:style-name="P3">просп. Перемоги, 37</text:p>
      <text:p text:style-name="P2"/>
      <text:p text:style-name="P8">Відгук</text:p>
      <text:p text:style-name="P8"/>
      <text:p text:style-name="P11"><text:span text:style-name="T1">на автореферат дисертації </text:span><text:span text:style-name="T2">Гуменного Дмитра Олександровича<text:line-break/></text:span><text:span text:style-name="T1">«</text:span><text:span text:style-name="T2">Автоматизація процесу керування усталеним рухом антропоморфного крокуючого апарата</text:span><text:span text:style-name="T1">», поданої на здобуття наукового ступеня кандидата </text:span><text:span text:style-name="T2">технічних наук</text:span><text:span text:style-name="T1"> за спеціальністю</text:span></text:p>
      <text:p text:style-name="P4"><text:span text:style-name="T5">05</text:span>.<text:span text:style-name="T5">13</text:span>.0<text:span text:style-name="T5">7</text:span> – <text:span text:style-name="T5">автоматизація процесів керування</text:span></text:p>
      <text:p text:style-name="P4"/>
      <text:p text:style-name="P18"><text:tab/><text:span text:style-name="T17">У зв'язку з зміною соціальних норм людського життя, зростаючої актуальності набуває розробка антропоморфних крокуючих апаратів які будуть спроможні ефективно замінити людську працю у галузях народного господарювання, зокрема таких, які пов'язані з транспортуванням, надання сервісу тощо. У зв'язку з цим, розв'язання задачі автоматичного управління антропоморфним крокуючим апаратом з метою дотримання його усталеного руху є актуальною та перспективною.</text:span></text:p>
      <text:p text:style-name="P18"><text:tab/><text:span text:style-name="T17">Дисертантом проаналізовано сучасний стан задачі збереження та відновлення усталеного руху апарата та установлено методи покращення існуючих підходів до збереження стійкого положення апарата в умовах довільної опорної поверхні.</text:span></text:p>
      <text:p text:style-name="P18"><text:tab/><text:span text:style-name="T17">Варто відзначити те, що Гуменним Д. О. запропоновано новий критерій усталеного руху антропоморфного крокуючого апарата, розроблено статегію відновлення його стійкості та на основі критерію і стратегії синтезовано структуру системи управління усталеним рухом. Все це дає можливість застосувати одержані результати дисертаційної роботи для практичної побудови антропоморфних крокуючих апаратів, здатних рухатися довільною опорною </text:span><text:soft-page-break/><text:span text:style-name="T17">поверхнею. </text:span></text:p>
      <text:p text:style-name="P9"><text:span text:style-name="T6">Але не </text:span><text:span text:style-name="T9">зважаючи на хороші результати, що показані у роботі</text:span><text:span text:style-name="T6">, </text:span><text:span text:style-name="T8">до </text:span><text:span text:style-name="T9">автореферата дисертації </text:span><text:span text:style-name="T7">Гуменного Д.О.</text:span><text:span text:style-name="T6"> </text:span><text:span text:style-name="T7">є зауваження</text:span><text:span text:style-name="T6">:</text:span></text:p>
      <text:list xml:id="list8910328682830558221" text:style-name="L1">
        <text:list-item>
          <text:p text:style-name="P16">У авторефераті необхідно було б чітко визначити, <text:span text:style-name="T16">для</text:span> розв'язу<text:span text:style-name="T16">вання яких</text:span> задач <text:span text:style-name="T16">застосовувати методи </text:span>нелінійого і лінійного програмування.</text:p>
        </text:list-item>
        <text:list-item>
          <text:p text:style-name="P17">З автореферату, незрозуміло, <text:span text:style-name="T15">я</text:span>ким ч<text:span text:style-name="T15">и</text:span>ном запропонована систем<text:span text:style-name="T16">а</text:span> управління усталеним рухом АКА може бути використана для екзоскелетонів, <text:span text:style-name="T15">оскільки</text:span> там сама людина приймає всі рішення <text:span text:style-name="T15">управління.</text:span></text:p>
        </text:list-item>
      </text:list>
      <text:p text:style-name="P12"><text:span text:style-name="T1">Наведені зауваження підтверджують, що дисертант підн</text:span><text:span text:style-name="T4">яв</text:span><text:span text:style-name="T1"> пласт проблем, </text:span><text:span text:style-name="T3">які</text:span><text:span text:style-name="T1"> </text:span><text:span text:style-name="T3">будуть </text:span><text:span text:style-name="T1">вирішен</text:span><text:span text:style-name="T4">і</text:span><text:span text:style-name="T1"> </text:span><text:span text:style-name="T3">у майб</text:span><text:span text:style-name="T4">у</text:span><text:span text:style-name="T3">тньому</text:span><text:span text:style-name="T1">. Особливо корисним у цьому контексті </text:span><text:span text:style-name="T4">буде</text:span><text:span text:style-name="T1"> продовження </text:span><text:span text:style-name="T4">досліджень </text:span><text:span text:style-name="T1">автор</text:span><text:span text:style-name="T4">ом</text:span><text:span text:style-name="T1">.</text:span></text:p>
      <text:p text:style-name="P5"><text:span text:style-name="T6">Виходячи із змісту автореферату дисертації та публікацій дисертант</text:span><text:span text:style-name="T14">а</text:span><text:span text:style-name="T6"> за обраною темою необхідно зробити висновок, що дисертація </text:span><text:span text:style-name="T14">Гуменного Д.О.</text:span><text:span text:style-name="T6"> на здобуття наукового ступеня кандидата </text:span><text:span text:style-name="T14">технічних наук</text:span><text:span text:style-name="T6"> відповідає встановленим вимогам, а її автор заслуговує на присудження наукового ступеня кандидата </text:span><text:span text:style-name="T14">технічних наук</text:span><text:span text:style-name="T6"> за спеціальністю </text:span><text:span text:style-name="T14">05.13.07</text:span><text:span text:style-name="T6"> — </text:span><text:span text:style-name="T14">автоматизація процесів керування</text:span><text:span text:style-name="T6">.</text:span></text:p>
      <text:p text:style-name="P13"/>
      <text:p text:style-name="P13"/>
      <text:p text:style-name="P6">Доктор технічних наук, професор</text:p>
      <text:p text:style-name="P7">кафедри штучного інтелекту Харківського</text:p>
      <text:p text:style-name="P6">національного технічного університету</text:p>
      <text:p text:style-name="P10"><text:span text:style-name="T10">“Харківський політехнічний інститут”<text:tab/></text:span><text:span text:style-name="T11"> <text:s text:c="16"/></text:span><text:span text:style-name="T12">Є.В. Бодянський</text:span><text:span text:style-name="T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9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1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ytro Humennyi</meta:initial-creator>
    <meta:creation-date>2016-06-06T07:48:58.582340014</meta:creation-date>
    <dc:date>2016-06-09T11:05:07.498258713</dc:date>
    <dc:creator>Dmytro Humennyi</dc:creator>
    <meta:editing-duration>PT53M5S</meta:editing-duration>
    <meta:editing-cycles>8</meta:editing-cycles>
    <meta:generator>LibreOffice/4.2.8.2$Linux_X86_64 LibreOffice_project/420m0$Build-2</meta:generator>
    <meta:printed-by>Dmytro Humennyi</meta:printed-by>
    <meta:print-date>2016-06-06T09:08:11.373874141</meta:print-date>
    <meta:document-statistic meta:table-count="0" meta:image-count="0" meta:object-count="0" meta:page-count="2" meta:paragraph-count="19" meta:word-count="322" meta:character-count="2650" meta:non-whitespace-character-count="2324"/>
  </office:meta>
</office:document-meta>
</file>